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B8000001B8538D5466E6E6AB09.png" manifest:media-type="image/png"/>
  <manifest:file-entry manifest:full-path="Pictures/10000000000001B8000001B81CF175DF8870CEB7.png" manifest:media-type="image/png"/>
  <manifest:file-entry manifest:full-path="Pictures/10000000000001B8000001B85E5320EDEFD3DDC7.png" manifest:media-type="image/png"/>
  <manifest:file-entry manifest:full-path="Pictures/10000000000001B8000001B89CA3BC6BB3A99868.png" manifest:media-type="image/png"/>
  <manifest:file-entry manifest:full-path="Pictures/10000000000001B8000001B841FBA081B1EB8FA4.png" manifest:media-type="image/png"/>
  <manifest:file-entry manifest:full-path="Pictures/10000000000001B8000001B873EDC39CC4BBEC51.png" manifest:media-type="image/png"/>
  <manifest:file-entry manifest:full-path="Pictures/10000000000001B8000001B8F0364CADBC84C8F6.png" manifest:media-type="image/png"/>
  <manifest:file-entry manifest:full-path="Pictures/10000000000001B8000001B8076024203E233C5F.png" manifest:media-type="image/png"/>
  <manifest:file-entry manifest:full-path="Pictures/10000000000001B8000001B8C71D498283B57968.png" manifest:media-type="image/png"/>
  <manifest:file-entry manifest:full-path="Pictures/10000000000001B8000001B887F4DAFD07A9C045.png" manifest:media-type="image/png"/>
  <manifest:file-entry manifest:full-path="Pictures/10000000000001B8000001B80448009BE891E2CB.png" manifest:media-type="image/png"/>
  <manifest:file-entry manifest:full-path="Pictures/10000000000001B8000001B84EE360FF8BE93EB6.png" manifest:media-type="image/png"/>
  <manifest:file-entry manifest:full-path="Pictures/10000000000001B8000001B847D0D3299D02D323.png" manifest:media-type="image/png"/>
  <manifest:file-entry manifest:full-path="Pictures/10000000000001B8000001B89CC21C52B323D5F5.png" manifest:media-type="image/png"/>
  <manifest:file-entry manifest:full-path="Pictures/10000000000001B8000001B870AD4863A441D9B1.png" manifest:media-type="image/png"/>
  <manifest:file-entry manifest:full-path="Pictures/10000000000001B8000001B80369209C8A036CCA.png" manifest:media-type="image/png"/>
  <manifest:file-entry manifest:full-path="Pictures/10000000000001B8000001B8E7B9701EB3BC404E.png" manifest:media-type="image/png"/>
  <manifest:file-entry manifest:full-path="Pictures/10000000000001B8000001B893B85129DDDD0B70.png" manifest:media-type="image/png"/>
  <manifest:file-entry manifest:full-path="Pictures/10000000000001B8000001B8B45156A886D75C1B.png" manifest:media-type="image/png"/>
  <manifest:file-entry manifest:full-path="Pictures/10000000000001B8000001B8B078B1C1B47E6997.png" manifest:media-type="image/png"/>
  <manifest:file-entry manifest:full-path="Pictures/10000000000001B8000001B8319520B5431C49F8.png" manifest:media-type="image/png"/>
  <manifest:file-entry manifest:full-path="Pictures/10000000000001B8000001B864ABE2AF06D937D6.png" manifest:media-type="image/png"/>
  <manifest:file-entry manifest:full-path="Pictures/10000000000001B8000001B82E1AD528A0BA9926.png" manifest:media-type="image/png"/>
  <manifest:file-entry manifest:full-path="Pictures/10000000000001B8000001B8EECF41E82B3CEFDC.png" manifest:media-type="image/png"/>
  <manifest:file-entry manifest:full-path="Pictures/10000000000001B8000001B81ABCDBAF121F023C.png" manifest:media-type="image/png"/>
  <manifest:file-entry manifest:full-path="Pictures/10000000000001B8000001B84830C862A494FCB5.png" manifest:media-type="image/png"/>
  <manifest:file-entry manifest:full-path="Pictures/10000000000001B8000001B8946F76CE2FBE776A.png" manifest:media-type="image/png"/>
  <manifest:file-entry manifest:full-path="Pictures/10000000000001B8000001B8DE601F7FA5CADEC5.png" manifest:media-type="image/png"/>
  <manifest:file-entry manifest:full-path="Pictures/10000000000001B8000001B810D2C8D3F26975E8.png" manifest:media-type="image/png"/>
  <manifest:file-entry manifest:full-path="Pictures/10000000000001B8000001B88DE1345F7B58B61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11.641cm" svg:height="11.641cm" svg:x="5.059cm" svg:y="1.459cm">
          <draw:image xlink:href="Pictures/10000000000001B8000001B8E7B9701EB3BC404E.png" xlink:type="simple" xlink:show="embed" xlink:actuate="onLoad">
            <text:p/>
          </draw:image>
        </draw:frame>
        <draw:frame draw:style-name="gr1" draw:text-style-name="P1" draw:layer="layout" svg:width="11.641cm" svg:height="11.641cm" svg:x="5cm" svg:y="16.3cm">
          <draw:image xlink:href="Pictures/10000000000001B8000001B847D0D3299D02D323.png" xlink:type="simple" xlink:show="embed" xlink:actuate="onLoad">
            <text:p/>
          </draw:image>
        </draw:frame>
      </draw:page>
      <draw:page draw:name="page2" draw:style-name="dp1" draw:master-page-name="Výchozí">
        <draw:frame draw:style-name="gr1" draw:text-style-name="P1" draw:layer="layout" svg:width="11.641cm" svg:height="11.641cm" svg:x="3.959cm" svg:y="1.4cm">
          <draw:image xlink:href="Pictures/10000000000001B8000001B8C71D498283B57968.png" xlink:type="simple" xlink:show="embed" xlink:actuate="onLoad">
            <text:p/>
          </draw:image>
        </draw:frame>
        <draw:frame draw:style-name="gr1" draw:text-style-name="P1" draw:layer="layout" svg:width="11.641cm" svg:height="11.641cm" svg:x="4cm" svg:y="17cm">
          <draw:image xlink:href="Pictures/10000000000001B8000001B870AD4863A441D9B1.png" xlink:type="simple" xlink:show="embed" xlink:actuate="onLoad">
            <text:p/>
          </draw:image>
        </draw:frame>
        <draw:frame draw:style-name="gr2" draw:text-style-name="P2" draw:layer="layout" svg:width="1cm" svg:height="1cm" svg:x="19cm" svg:y="27.1cm">
          <draw:text-box>
            <text:p>2</text:p>
          </draw:text-box>
        </draw:frame>
      </draw:page>
      <draw:page draw:name="page3" draw:style-name="dp1" draw:master-page-name="Výchozí">
        <draw:frame draw:style-name="gr1" draw:text-style-name="P1" draw:layer="layout" svg:width="11.641cm" svg:height="11.641cm" svg:x="4cm" svg:y="1.4cm">
          <draw:image xlink:href="Pictures/10000000000001B8000001B80448009BE891E2CB.png" xlink:type="simple" xlink:show="embed" xlink:actuate="onLoad">
            <text:p/>
          </draw:image>
        </draw:frame>
        <draw:frame draw:style-name="gr1" draw:text-style-name="P1" draw:layer="layout" svg:width="11.641cm" svg:height="11.641cm" svg:x="3.959cm" svg:y="17cm">
          <draw:image xlink:href="Pictures/10000000000001B8000001B8076024203E233C5F.png" xlink:type="simple" xlink:show="embed" xlink:actuate="onLoad">
            <text:p/>
          </draw:image>
        </draw:frame>
        <draw:frame draw:style-name="gr2" draw:text-style-name="P2" draw:layer="layout" svg:width="1cm" svg:height="1cm" svg:x="19cm" svg:y="27.1cm">
          <draw:text-box>
            <text:p>3</text:p>
          </draw:text-box>
        </draw:frame>
      </draw:page>
      <draw:page draw:name="page4" draw:style-name="dp1" draw:master-page-name="Výchozí">
        <draw:frame draw:style-name="gr1" draw:text-style-name="P1" draw:layer="layout" svg:width="11.641cm" svg:height="11.641cm" svg:x="3.959cm" svg:y="1.4cm">
          <draw:image xlink:href="Pictures/10000000000001B8000001B8B45156A886D75C1B.png" xlink:type="simple" xlink:show="embed" xlink:actuate="onLoad">
            <text:p/>
          </draw:image>
        </draw:frame>
        <draw:frame draw:style-name="gr1" draw:text-style-name="P1" draw:layer="layout" svg:width="11.641cm" svg:height="11.641cm" svg:x="4.059cm" svg:y="17cm">
          <draw:image xlink:href="Pictures/10000000000001B8000001B864ABE2AF06D937D6.png" xlink:type="simple" xlink:show="embed" xlink:actuate="onLoad">
            <text:p/>
          </draw:image>
        </draw:frame>
        <draw:frame draw:style-name="gr2" draw:text-style-name="P2" draw:layer="layout" svg:width="1cm" svg:height="1cm" svg:x="19cm" svg:y="27.1cm">
          <draw:text-box>
            <text:p>4</text:p>
          </draw:text-box>
        </draw:frame>
      </draw:page>
      <draw:page draw:name="page5" draw:style-name="dp1" draw:master-page-name="Výchozí">
        <draw:frame draw:style-name="gr1" draw:text-style-name="P1" draw:layer="layout" svg:width="11.641cm" svg:height="11.641cm" svg:x="4.059cm" svg:y="1.4cm">
          <draw:image xlink:href="Pictures/10000000000001B8000001B81ABCDBAF121F023C.png" xlink:type="simple" xlink:show="embed" xlink:actuate="onLoad">
            <text:p/>
          </draw:image>
        </draw:frame>
        <draw:frame draw:style-name="gr1" draw:text-style-name="P1" draw:layer="layout" svg:width="11.641cm" svg:height="11.641cm" svg:x="3.959cm" svg:y="17cm">
          <draw:image xlink:href="Pictures/10000000000001B8000001B80369209C8A036CCA.png" xlink:type="simple" xlink:show="embed" xlink:actuate="onLoad">
            <text:p/>
          </draw:image>
        </draw:frame>
        <draw:frame draw:style-name="gr2" draw:text-style-name="P2" draw:layer="layout" svg:width="1cm" svg:height="1.673cm" svg:x="19cm" svg:y="27.1cm">
          <draw:text-box>
            <text:p>5</text:p>
            <text:p/>
          </draw:text-box>
        </draw:frame>
      </draw:page>
      <draw:page draw:name="page6" draw:style-name="dp1" draw:master-page-name="Výchozí">
        <draw:frame draw:style-name="gr2" draw:text-style-name="P2" draw:layer="layout" svg:width="1cm" svg:height="1cm" svg:x="19cm" svg:y="27.1cm">
          <draw:text-box>
            <text:p>6</text:p>
          </draw:text-box>
        </draw:frame>
        <draw:frame draw:style-name="gr1" draw:text-style-name="P1" draw:layer="layout" svg:width="11.641cm" svg:height="11.641cm" svg:x="3.859cm" svg:y="1.359cm">
          <draw:image xlink:href="Pictures/10000000000001B8000001B893B85129DDDD0B70.png" xlink:type="simple" xlink:show="embed" xlink:actuate="onLoad">
            <text:p/>
          </draw:image>
        </draw:frame>
        <draw:frame draw:style-name="gr1" draw:text-style-name="P1" draw:layer="layout" svg:width="11.641cm" svg:height="11.641cm" svg:x="4cm" svg:y="17cm">
          <draw:image xlink:href="Pictures/10000000000001B8000001B84830C862A494FCB5.png" xlink:type="simple" xlink:show="embed" xlink:actuate="onLoad">
            <text:p/>
          </draw:image>
        </draw:frame>
      </draw:page>
      <draw:page draw:name="page7" draw:style-name="dp1" draw:master-page-name="Výchozí">
        <draw:frame draw:style-name="gr2" draw:text-style-name="P2" draw:layer="layout" svg:width="1cm" svg:height="1cm" svg:x="19cm" svg:y="27.1cm">
          <draw:text-box>
            <text:p>7</text:p>
          </draw:text-box>
        </draw:frame>
        <draw:frame draw:style-name="gr1" draw:text-style-name="P1" draw:layer="layout" svg:width="11.641cm" svg:height="11.641cm" svg:x="4cm" svg:y="1.359cm">
          <draw:image xlink:href="Pictures/10000000000001B8000001B82E1AD528A0BA9926.png" xlink:type="simple" xlink:show="embed" xlink:actuate="onLoad">
            <text:p/>
          </draw:image>
        </draw:frame>
        <draw:frame draw:style-name="gr1" draw:text-style-name="P1" draw:layer="layout" svg:width="11.641cm" svg:height="11.641cm" svg:x="4cm" svg:y="17cm">
          <draw:image xlink:href="Pictures/10000000000001B8000001B8DE601F7FA5CADEC5.png" xlink:type="simple" xlink:show="embed" xlink:actuate="onLoad">
            <text:p/>
          </draw:image>
        </draw:frame>
      </draw:page>
      <draw:page draw:name="page8" draw:style-name="dp1" draw:master-page-name="Výchozí">
        <draw:frame draw:style-name="gr2" draw:text-style-name="P2" draw:layer="layout" svg:width="1cm" svg:height="1cm" svg:x="19cm" svg:y="27.1cm">
          <draw:text-box>
            <text:p>8</text:p>
          </draw:text-box>
        </draw:frame>
        <draw:frame draw:style-name="gr1" draw:text-style-name="P1" draw:layer="layout" svg:width="11.641cm" svg:height="11.641cm" svg:x="4.059cm" svg:y="1.359cm">
          <draw:image xlink:href="Pictures/10000000000001B8000001B8EECF41E82B3CEFDC.png" xlink:type="simple" xlink:show="embed" xlink:actuate="onLoad">
            <text:p/>
          </draw:image>
        </draw:frame>
        <draw:frame draw:style-name="gr1" draw:text-style-name="P1" draw:layer="layout" svg:width="11.641cm" svg:height="11.641cm" svg:x="4.059cm" svg:y="17cm">
          <draw:image xlink:href="Pictures/10000000000001B8000001B88DE1345F7B58B619.png" xlink:type="simple" xlink:show="embed" xlink:actuate="onLoad">
            <text:p/>
          </draw:image>
        </draw:frame>
      </draw:page>
      <draw:page draw:name="page9" draw:style-name="dp1" draw:master-page-name="Výchozí">
        <draw:frame draw:style-name="gr1" draw:text-style-name="P1" draw:layer="layout" svg:width="11.641cm" svg:height="11.641cm" svg:x="3.859cm" svg:y="1.3cm">
          <draw:image xlink:href="Pictures/10000000000001B8000001B84EE360FF8BE93EB6.png" xlink:type="simple" xlink:show="embed" xlink:actuate="onLoad">
            <text:p/>
          </draw:image>
        </draw:frame>
        <draw:frame draw:style-name="gr1" draw:text-style-name="P1" draw:layer="layout" svg:width="11.641cm" svg:height="11.641cm" svg:x="3.959cm" svg:y="17cm">
          <draw:image xlink:href="Pictures/10000000000001B8000001B8F0364CADBC84C8F6.png" xlink:type="simple" xlink:show="embed" xlink:actuate="onLoad">
            <text:p/>
          </draw:image>
        </draw:frame>
        <draw:frame draw:style-name="gr2" draw:text-style-name="P2" draw:layer="layout" svg:width="1cm" svg:height="1cm" svg:x="19cm" svg:y="27.1cm">
          <draw:text-box>
            <text:p>9</text:p>
          </draw:text-box>
        </draw:frame>
      </draw:page>
      <draw:page draw:name="page10" draw:style-name="dp1" draw:master-page-name="Výchozí">
        <draw:frame draw:style-name="gr1" draw:text-style-name="P1" draw:layer="layout" svg:width="11.641cm" svg:height="11.641cm" svg:x="3.959cm" svg:y="1.4cm">
          <draw:image xlink:href="Pictures/10000000000001B8000001B841FBA081B1EB8FA4.png" xlink:type="simple" xlink:show="embed" xlink:actuate="onLoad">
            <text:p/>
          </draw:image>
        </draw:frame>
        <draw:frame draw:style-name="gr1" draw:text-style-name="P1" draw:layer="layout" svg:width="11.641cm" svg:height="11.641cm" svg:x="4cm" svg:y="17cm">
          <draw:image xlink:href="Pictures/10000000000001B8000001B89CA3BC6BB3A99868.png" xlink:type="simple" xlink:show="embed" xlink:actuate="onLoad">
            <text:p/>
          </draw:image>
        </draw:frame>
        <draw:frame draw:style-name="gr2" draw:text-style-name="P2" draw:layer="layout" svg:width="1.5cm" svg:height="1cm" svg:x="18.9cm" svg:y="27.1cm">
          <draw:text-box>
            <text:p>10</text:p>
          </draw:text-box>
        </draw:frame>
      </draw:page>
      <draw:page draw:name="page11" draw:style-name="dp1" draw:master-page-name="Výchozí">
        <draw:frame draw:style-name="gr1" draw:text-style-name="P1" draw:layer="layout" svg:width="11.641cm" svg:height="11.641cm" svg:x="3.959cm" svg:y="1.359cm">
          <draw:image xlink:href="Pictures/10000000000001B8000001B8946F76CE2FBE776A.png" xlink:type="simple" xlink:show="embed" xlink:actuate="onLoad">
            <text:p/>
          </draw:image>
        </draw:frame>
        <draw:frame draw:style-name="gr1" draw:text-style-name="P1" draw:layer="layout" svg:width="11.641cm" svg:height="11.641cm" svg:x="4cm" svg:y="17cm">
          <draw:image xlink:href="Pictures/10000000000001B8000001B8319520B5431C49F8.png" xlink:type="simple" xlink:show="embed" xlink:actuate="onLoad">
            <text:p/>
          </draw:image>
        </draw:frame>
        <draw:frame draw:style-name="gr2" draw:text-style-name="P2" draw:layer="layout" svg:width="1.5cm" svg:height="1cm" svg:x="18.9cm" svg:y="27.1cm">
          <draw:text-box>
            <text:p>11</text:p>
          </draw:text-box>
        </draw:frame>
      </draw:page>
      <draw:page draw:name="page12" draw:style-name="dp1" draw:master-page-name="Výchozí">
        <draw:frame draw:style-name="gr1" draw:text-style-name="P1" draw:layer="layout" svg:width="11.641cm" svg:height="11.641cm" svg:x="4cm" svg:y="1.359cm">
          <draw:image xlink:href="Pictures/10000000000001B8000001B85E5320EDEFD3DDC7.png" xlink:type="simple" xlink:show="embed" xlink:actuate="onLoad">
            <text:p/>
          </draw:image>
        </draw:frame>
        <draw:frame draw:style-name="gr1" draw:text-style-name="P1" draw:layer="layout" svg:width="11.641cm" svg:height="11.641cm" svg:x="4cm" svg:y="17cm">
          <draw:image xlink:href="Pictures/10000000000001B8000001B873EDC39CC4BBEC51.png" xlink:type="simple" xlink:show="embed" xlink:actuate="onLoad">
            <text:p/>
          </draw:image>
        </draw:frame>
        <draw:frame draw:style-name="gr2" draw:text-style-name="P2" draw:layer="layout" svg:width="1.5cm" svg:height="1cm" svg:x="18.9cm" svg:y="27.1cm">
          <draw:text-box>
            <text:p>12</text:p>
          </draw:text-box>
        </draw:frame>
      </draw:page>
      <draw:page draw:name="page13" draw:style-name="dp1" draw:master-page-name="Výchozí">
        <draw:frame draw:style-name="gr1" draw:text-style-name="P1" draw:layer="layout" svg:width="11.641cm" svg:height="11.641cm" svg:x="4cm" svg:y="1.359cm">
          <draw:image xlink:href="Pictures/10000000000001B8000001B89CC21C52B323D5F5.png" xlink:type="simple" xlink:show="embed" xlink:actuate="onLoad">
            <text:p/>
          </draw:image>
        </draw:frame>
        <draw:frame draw:style-name="gr1" draw:text-style-name="P1" draw:layer="layout" svg:width="11.641cm" svg:height="11.641cm" svg:x="4cm" svg:y="17cm">
          <draw:image xlink:href="Pictures/10000000000001B8000001B81CF175DF8870CEB7.png" xlink:type="simple" xlink:show="embed" xlink:actuate="onLoad">
            <text:p/>
          </draw:image>
        </draw:frame>
        <draw:frame draw:style-name="gr2" draw:text-style-name="P2" draw:layer="layout" svg:width="1.5cm" svg:height="1cm" svg:x="18.9cm" svg:y="27.1cm">
          <draw:text-box>
            <text:p>13</text:p>
          </draw:text-box>
        </draw:frame>
      </draw:page>
      <draw:page draw:name="page14" draw:style-name="dp1" draw:master-page-name="Výchozí">
        <draw:frame draw:style-name="gr1" draw:text-style-name="P1" draw:layer="layout" svg:width="11.641cm" svg:height="11.641cm" svg:x="4cm" svg:y="1.4cm">
          <draw:image xlink:href="Pictures/10000000000001B8000001B810D2C8D3F26975E8.png" xlink:type="simple" xlink:show="embed" xlink:actuate="onLoad">
            <text:p/>
          </draw:image>
        </draw:frame>
        <draw:frame draw:style-name="gr1" draw:text-style-name="P1" draw:layer="layout" svg:width="11.641cm" svg:height="11.641cm" svg:x="4.059cm" svg:y="17cm">
          <draw:image xlink:href="Pictures/10000000000001B8000001B887F4DAFD07A9C045.png" xlink:type="simple" xlink:show="embed" xlink:actuate="onLoad">
            <text:p/>
          </draw:image>
        </draw:frame>
        <draw:frame draw:style-name="gr2" draw:text-style-name="P2" draw:layer="layout" svg:width="1.5cm" svg:height="1cm" svg:x="18.9cm" svg:y="27.1cm">
          <draw:text-box>
            <text:p>14</text:p>
          </draw:text-box>
        </draw:frame>
      </draw:page>
      <draw:page draw:name="page15" draw:style-name="dp1" draw:master-page-name="Výchozí">
        <draw:frame draw:style-name="gr1" draw:text-style-name="P1" draw:layer="layout" svg:width="11.641cm" svg:height="11.641cm" svg:x="3.959cm" svg:y="1.4cm">
          <draw:image xlink:href="Pictures/10000000000001B8000001B8B078B1C1B47E6997.png" xlink:type="simple" xlink:show="embed" xlink:actuate="onLoad">
            <text:p/>
          </draw:image>
        </draw:frame>
        <draw:frame draw:style-name="gr1" draw:text-style-name="P1" draw:layer="layout" svg:width="11.641cm" svg:height="11.641cm" svg:x="4cm" svg:y="17cm">
          <draw:image xlink:href="Pictures/10000000000001B8000001B8538D5466E6E6AB09.png" xlink:type="simple" xlink:show="embed" xlink:actuate="onLoad">
            <text:p/>
          </draw:image>
        </draw:frame>
        <draw:frame draw:style-name="gr2" draw:text-style-name="P2" draw:layer="layout" svg:width="1.5cm" svg:height="1cm" svg:x="18.9cm" svg:y="27.1cm">
          <draw:text-box>
            <text:p>1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6T11:51:03.736000836</meta:creation-date>
    <dc:date>2019-02-26T12:30:32.107526906</dc:date>
    <meta:editing-duration>PT17M6S</meta:editing-duration>
    <meta:editing-cycles>10</meta:editing-cycles>
    <meta:generator>LibreOffice/5.1.6.2$Linux_X86_64 LibreOffice_project/10m0$Build-2</meta:generator>
    <meta:document-statistic meta:object-count="44"/>
  </office:meta>
</office:document-meta>
</file>